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Grande" svg:font-family="'Lucida Grande', 'Lucida Sans Unicode', 'DejaVu Sans', Verdana, sans-serif"/>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T1" style:family="text">
      <style:text-properties fo:font-variant="normal" fo:text-transform="none" fo:color="#666666" fo:font-size="9.75pt" fo:letter-spacing="normal" fo:font-style="normal" fo:font-weight="normal"/>
    </style:style>
    <style:style style:name="T2" style:family="text">
      <style:text-properties fo:font-variant="normal" fo:text-transform="none" fo:color="#666666" style:font-name="Lucida Grande" fo:font-size="9.75pt" fo:letter-spacing="normal" fo:font-style="normal" fo:font-weight="normal"/>
    </style:style>
    <style:style style:name="T3" style:family="text">
      <style:text-properties fo:font-variant="normal" fo:text-transform="none" fo:color="#000000" style:font-name="Lucida Grande" fo:font-size="9.75pt" fo:letter-spacing="normal" fo:font-style="normal" fo:font-weight="normal"/>
    </style:style>
    <style:style style:name="T4" style:family="text">
      <style:text-properties fo:font-variant="normal" fo:text-transform="none" fo:color="#000000" fo:letter-spacing="normal"/>
    </style:style>
    <style:style style:name="T5" style:family="text">
      <style:text-properties fo:font-variant="normal" fo:text-transform="none" fo:color="#333399" style:text-line-through-style="none" style:text-line-through-type="none" fo:font-size="9.75pt" fo:letter-spacing="normal" fo:font-style="normal" style:text-underline-style="none" fo:font-weight="normal" style:text-blinking="false"/>
    </style:style>
    <style:style style:name="T6" style:family="text">
      <style:text-properties fo:font-variant="normal" fo:text-transform="none" fo:color="#333399" style:text-line-through-style="none" style:text-line-through-type="none" style:font-name="Lucida Grande" fo:font-size="9.75pt" fo:letter-spacing="normal" fo:font-style="normal" style:text-underline-style="none" fo:font-weight="normal" style:text-blinking="false"/>
    </style:style>
    <style:style style:name="T7" style:family="text">
      <style:text-properties officeooo:rsid="0005d662"/>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Functions and Subroutins</text:p>
      <text:p text:style-name="Standard"/>
      <text:p text:style-name="Standard">A function defines a block of code which can be executed with a single statement (a function call), and provide a value back to the caller when finished (a return value). There are several reasons to use functions:</text:p>
      <text:list xml:id="list1371315503" text:style-name="L1">
        <text:list-item>
          <text:p text:style-name="P1">Reduces redundancy in your program</text:p>
        </text:list-item>
        <text:list-item>
          <text:p text:style-name="P1">Enables reuse of code in many programs</text:p>
        </text:list-item>
        <text:list-item>
          <text:p text:style-name="P1">Improves readability of the program</text:p>
        </text:list-item>
        <text:list-item>
          <text:p text:style-name="P1">Improves maintainability of the program</text:p>
        </text:list-item>
        <text:list-item>
          <text:p text:style-name="P1">Makes it easy to extend your program</text:p>
        </text:list-item>
      </text:list>
      <text:p text:style-name="Standard"><text:line-break/><text:span text:style-name="T3">A subroutine is a block of code which may be called at any time from a program. This code may need to be executed multiple times, and subroutines provide an invaluable means to simplify code by replacing these blocks of code with a single subroutine call. A subroutine also serves to allow a user to extend the FreeBASIC language to provide custom commands. Many of the functions built into FreeBASIC are merely subroutines part of a "runtime library" linked to by default.</text:span><text:line-break/><text:line-break/><text:span text:style-name="T3">The </text:span><text:span text:style-name="Teletype"><text:span text:style-name="Strong_20_Emphasis"><text:span text:style-name="T1">Sub</text:span></text:span></text:span><text:span text:style-name="T4"> </text:span><text:span text:style-name="T3">keyword marks the beginning of a subroutine, and its end is marked by </text:span><text:span text:style-name="Teletype"><text:span text:style-name="Strong_20_Emphasis"><text:span text:style-name="T1">End Sub</text:span></text:span></text:span><text:span text:style-name="T3">. The "name" parameter is the name by which this subroutine is called. For instance, if the declaration is "</text:span><text:span text:style-name="Teletype"><text:span text:style-name="Strong_20_Emphasis"><text:span text:style-name="T1">Sub</text:span></text:span></text:span><text:span text:style-name="Teletype"><text:span text:style-name="T1">...</text:span></text:span><text:span text:style-name="Teletype"><text:span text:style-name="Strong_20_Emphasis"><text:span text:style-name="T1">End Sub</text:span></text:span></text:span><text:span text:style-name="T3">", the user can execute the code in between "</text:span><text:span text:style-name="Teletype"><text:span text:style-name="Strong_20_Emphasis"><text:span text:style-name="T1">Sub</text:span></text:span></text:span><text:span text:style-name="Teletype"><text:span text:style-name="T1"> foo</text:span></text:span><text:span text:style-name="T3">" and "</text:span><text:span text:style-name="Teletype"><text:span text:style-name="Strong_20_Emphasis"><text:span text:style-name="T1">End Sub</text:span></text:span></text:span><text:span text:style-name="T3">" by using "</text:span><text:span text:style-name="Teletype"><text:span text:style-name="T1">foo</text:span></text:span><text:span text:style-name="T3">" as a statement. This code is executed separate from the code which calls the subroutine, so any variable names, unless they are shared, are not available to the subroutine. Values can, however, be passed using parameters.</text:span><text:line-break/><text:line-break/><text:span text:style-name="T3">When calling a subroutine, parentheses after the subroutine name (surrounding the argument list if any) are optional.</text:span> </text:p>
      <text:p text:style-name="Standard">Parameters:</text:p>
      <text:p text:style-name="Standard"/>
      <text:p text:style-name="Standard"><text:span text:style-name="Teletype"><text:span text:style-name="T7">I</text:span></text:span><text:span text:style-name="Teletype">dentifier</text:span></text:p>
      <text:p text:style-name="Standard"><text:span text:style-name="Teletype">the name of the subroutine</text:span></text:p>
      <text:p text:style-name="Standard"><text:span text:style-name="Teletype">Calling convention</text:span></text:p>
      <text:p text:style-name="Standard"><text:span text:style-name="Teletype"/></text:p>
      <text:p text:style-name="Standard"><text:span text:style-name="Teletype"><text:span text:style-name="T3">In procedure declarations, </text:span></text:span><text:span text:style-name="Teletype"><text:span text:style-name="Strong_20_Emphasis"><text:span text:style-name="T1">Cdecl</text:span></text:span></text:span><text:span text:style-name="Teletype"><text:span text:style-name="T4"> </text:span></text:span><text:span text:style-name="Teletype"><text:span text:style-name="T3">specifies that a procedure will use the </text:span></text:span><text:span text:style-name="Teletype"><text:span text:style-name="Strong_20_Emphasis"><text:span text:style-name="T1">Cdecl</text:span></text:span></text:span><text:span text:style-name="Teletype"><text:span text:style-name="T4"> </text:span></text:span><text:span text:style-name="Teletype"><text:span text:style-name="T3">calling convention. In the </text:span></text:span><text:span text:style-name="Teletype"><text:span text:style-name="Strong_20_Emphasis"><text:span text:style-name="T1">Cdecl</text:span></text:span></text:span><text:span text:style-name="Teletype"><text:span text:style-name="T4"> </text:span></text:span><text:span text:style-name="Teletype"><text:span text:style-name="T3">calling convention, any parameters are to be passed (pushed onto the stack) in the reverse order in which they are listed, that is, from right to left. The procedures need not preserve the </text:span></text:span><text:span text:style-name="Teletype"><text:span text:style-name="T1">EAX</text:span></text:span><text:span text:style-name="Teletype"><text:span text:style-name="T3">, </text:span></text:span><text:span text:style-name="Teletype"><text:span text:style-name="T1">ECX</text:span></text:span><text:span text:style-name="Teletype"><text:span text:style-name="T4"> </text:span></text:span><text:span text:style-name="Teletype"><text:span text:style-name="T3">or </text:span></text:span><text:span text:style-name="Teletype"><text:span text:style-name="T1">EDX</text:span></text:span><text:span text:style-name="Teletype"><text:span text:style-name="T4"> </text:span></text:span><text:span text:style-name="Teletype"><text:span text:style-name="T3">registers, and must not clean up the stack (pop any parameters) before it returns - that is left to the calling code.</text:span></text:span><text:span text:style-name="Teletype"><text:line-break/><text:line-break/></text:span><text:span text:style-name="Teletype"><text:span text:style-name="Strong_20_Emphasis"><text:span text:style-name="T1">Cdecl</text:span></text:span></text:span><text:span text:style-name="Teletype"><text:span text:style-name="T4"> </text:span></text:span><text:span text:style-name="Teletype"><text:span text:style-name="T3">is allowed to be used with variadic procedure declarations (those with the last parameter listed as "</text:span></text:span><text:a xlink:type="simple" xlink:href="https://www.freebasic.net/wiki/wikka.php?wakka=KeyPgDots" text:style-name="Internet_20_link" text:visited-style-name="Visited_20_Internet_20_Link"><text:span text:style-name="Teletype"><text:span text:style-name="T5">...</text:span></text:span></text:a><text:span text:style-name="Teletype"><text:span text:style-name="T3">").</text:span></text:span><text:span text:style-name="Teletype"><text:line-break/><text:line-break/></text:span><text:span text:style-name="Teletype"><text:span text:style-name="Strong_20_Emphasis"><text:span text:style-name="T1">Cdecl</text:span></text:span></text:span><text:span text:style-name="Teletype"><text:span text:style-name="T4"> </text:span></text:span><text:span text:style-name="Teletype"><text:span text:style-name="T3">is the default calling convention on Linux, the *BSDs, and DOS, unless another calling convention is explicitly specified or implied by one of the </text:span></text:span><text:a xlink:type="simple" xlink:href="https://www.freebasic.net/wiki/wikka.php?wakka=KeyPgExternBlock" text:style-name="Internet_20_link" text:visited-style-name="Visited_20_Internet_20_Link"><text:span text:style-name="Teletype"><text:span text:style-name="T5">EXTERN blocks</text:span></text:span></text:a><text:span text:style-name="Teletype"><text:span text:style-name="T3">. </text:span></text:span><text:span text:style-name="Teletype"><text:span text:style-name="Strong_20_Emphasis"><text:span text:style-name="T1">Cdecl</text:span></text:span></text:span><text:span text:style-name="Teletype"><text:span text:style-name="T4"> </text:span></text:span><text:span text:style-name="Teletype"><text:span text:style-name="T3">is typically the default calling convention for C compilers, and it's used almost exclusively on Unix-like systems.</text:span></text:span><text:span text:style-name="Teletype"> </text:span></text:p>
      <text:p text:style-name="Standard"><text:span text:style-name="Teletype"><text:span text:style-name="T3">In procedure declarations, </text:span></text:span><text:span text:style-name="Teletype"><text:span text:style-name="Strong_20_Emphasis"><text:span text:style-name="T2">Pascal</text:span></text:span></text:span><text:span text:style-name="Teletype"><text:span text:style-name="T3"> specifies that a procedure will use the </text:span></text:span><text:span text:style-name="Teletype"><text:span text:style-name="Strong_20_Emphasis"><text:span text:style-name="T2">Pascal</text:span></text:span></text:span><text:span text:style-name="Teletype"><text:span text:style-name="T3"> calling convention. In the </text:span></text:span><text:span text:style-name="Teletype"><text:span text:style-name="Emphasis"><text:span text:style-name="T3">Pascal</text:span></text:span></text:span><text:span text:style-name="Teletype"><text:span text:style-name="T3"> calling convention, any parameters are to be passed (pushed onto the stack) in the same order in which they are listed, that is, from left to right. The procedures need not preserve </text:span></text:span><text:soft-page-break/><text:span text:style-name="Teletype"><text:span text:style-name="T3">the </text:span></text:span><text:span text:style-name="Teletype"><text:span text:style-name="T2">EAX</text:span></text:span><text:span text:style-name="Teletype"><text:span text:style-name="T3">, </text:span></text:span><text:span text:style-name="Teletype"><text:span text:style-name="T2">ECX</text:span></text:span><text:span text:style-name="Teletype"><text:span text:style-name="T3"> or </text:span></text:span><text:span text:style-name="Teletype"><text:span text:style-name="T2">EDX</text:span></text:span><text:span text:style-name="Teletype"><text:span text:style-name="T3"> registers, and must clean up the stack (pop any parameters) before it returns.<text:line-break/><text:line-break/></text:span></text:span><text:span text:style-name="Teletype"><text:span text:style-name="Strong_20_Emphasis"><text:span text:style-name="T2">Pascal</text:span></text:span></text:span><text:span text:style-name="Teletype"><text:span text:style-name="T3"> is not allowed to be used with variadic procedure declarations (those with the last parameter listed as "</text:span></text:span><text:a xlink:type="simple" xlink:href="https://www.freebasic.net/wiki/wikka.php?wakka=KeyPgDots" text:style-name="Internet_20_link" text:visited-style-name="Visited_20_Internet_20_Link"><text:span text:style-name="Teletype"><text:span text:style-name="T6">...</text:span></text:span></text:a><text:span text:style-name="Teletype"><text:span text:style-name="T3">").<text:line-break/><text:line-break/></text:span></text:span><text:span text:style-name="Teletype"><text:span text:style-name="Strong_20_Emphasis"><text:span text:style-name="T2">Pascal</text:span></text:span></text:span><text:span text:style-name="Teletype"><text:span text:style-name="T3"> is the default calling convention for procedures in Microsoft QuickBASIC, and is the standard convention used in the Windows 3.1 API.</text:span></text:span></text:p>
      <text:p text:style-name="Standard"><text:line-break/><text:span text:style-name="Teletype"><text:span text:style-name="T3">In procedure declarations, </text:span></text:span><text:span text:style-name="Teletype"><text:span text:style-name="Strong_20_Emphasis"><text:span text:style-name="T1">Stdcall</text:span></text:span></text:span><text:span text:style-name="Teletype"><text:span text:style-name="T3"> specifies that a procedure will use the </text:span></text:span><text:span text:style-name="Teletype"><text:span text:style-name="Strong_20_Emphasis"><text:span text:style-name="T1">Stdcall</text:span></text:span></text:span><text:span text:style-name="Teletype"><text:span text:style-name="T3"> calling convention. In the </text:span></text:span><text:span text:style-name="Teletype"><text:span text:style-name="Strong_20_Emphasis"><text:span text:style-name="T1">Stdcall</text:span></text:span></text:span><text:span text:style-name="Teletype"><text:span text:style-name="T3"> calling convention, any parameters are to be passed (pushed onto the stack) in the reverse order in which they are listed, that is, from right to left. The procedures need not preserve the </text:span></text:span><text:span text:style-name="Teletype"><text:span text:style-name="T1">EAX</text:span></text:span><text:span text:style-name="Teletype"><text:span text:style-name="T3">, </text:span></text:span><text:span text:style-name="Teletype"><text:span text:style-name="T1">ECX</text:span></text:span><text:span text:style-name="Teletype"><text:span text:style-name="T3"> or </text:span></text:span><text:span text:style-name="Teletype"><text:span text:style-name="T1">EDX</text:span></text:span><text:span text:style-name="Teletype"><text:span text:style-name="T3"> registers, and must clean up the stack (pop any parameters) before it returns.<text:line-break/><text:line-break/></text:span></text:span><text:span text:style-name="Teletype"><text:span text:style-name="Strong_20_Emphasis"><text:span text:style-name="T1">Stdcall</text:span></text:span></text:span><text:span text:style-name="Teletype"><text:span text:style-name="T3"> is not allowed to be used with variadic procedure declarations (those with the last parameter listed as "</text:span></text:span><text:a xlink:type="simple" xlink:href="https://www.freebasic.net/wiki/wikka.php?wakka=KeyPgDots" text:style-name="Internet_20_link" text:visited-style-name="Visited_20_Internet_20_Link"><text:span text:style-name="Teletype"><text:span text:style-name="T5">...</text:span></text:span></text:a><text:span text:style-name="Teletype"><text:span text:style-name="T3">").<text:line-break/><text:line-break/></text:span></text:span><text:span text:style-name="Teletype"><text:span text:style-name="Strong_20_Emphasis"><text:span text:style-name="T1">Stdcall</text:span></text:span></text:span><text:span text:style-name="Teletype"><text:span text:style-name="T3"> is the default calling convention on Windows, unless another calling convention is explicitly specified or implied by one of the </text:span></text:span><text:a xlink:type="simple" xlink:href="https://www.freebasic.net/wiki/wikka.php?wakka=KeyPgExternBlock" text:style-name="Internet_20_link" text:visited-style-name="Visited_20_Internet_20_Link"><text:span text:style-name="Teletype"><text:span text:style-name="T5">EXTERN blocks</text:span></text:span></text:a><text:span text:style-name="Teletype"><text:span text:style-name="T3">. </text:span></text:span><text:span text:style-name="Teletype"><text:span text:style-name="Strong_20_Emphasis"><text:span text:style-name="T1">Stdcall</text:span></text:span></text:span><text:span text:style-name="Teletype"><text:span text:style-name="T3"> is also the standard (or most common) calling convention used in BASIC languages, and the Windows API. </text:span></text:span></text:p>
      <text:p text:style-name="Standard"><text:span text:style-name="Teletype"><text:span text:style-name="T7">O</text:span></text:span><text:span text:style-name="Teletype">verloaded </text:span></text:p>
      <text:p text:style-name="Standard"><text:span text:style-name="Teletype"><text:span text:style-name="T3">In procedure declarations, </text:span></text:span><text:span text:style-name="Teletype"><text:span text:style-name="Strong_20_Emphasis"><text:span text:style-name="T1">Overload</text:span></text:span></text:span><text:span text:style-name="Teletype"><text:span text:style-name="T4"> </text:span></text:span><text:span text:style-name="Teletype"><text:span text:style-name="T3">allows procedure names to be overloaded, that is, other procedures (regardless of whether to be subs or functions) can then be declared with the same name if their parameter lists are unique. Two parameter lists are unique if they contain a different number of parameters, or have parameters of different types. Note that this means that two or more procedures cannot be declared with the same name if they differ in return type alone.</text:span></text:span><text:span text:style-name="Teletype"><text:line-break/></text:span><text:span text:style-name="Teletype"><text:span text:style-name="T3">A variadic procedure name can never be overloaded.</text:span></text:span><text:span text:style-name="Teletype"><text:line-break/><text:line-break/></text:span><text:span text:style-name="Teletype"><text:span text:style-name="T3">Once a procedure name has been declared overloaded, further declarations using the name need not specify </text:span></text:span><text:span text:style-name="Teletype"><text:span text:style-name="Strong_20_Emphasis"><text:span text:style-name="T1">Overload</text:span></text:span></text:span><text:span text:style-name="Teletype"><text:span text:style-name="T3">, but it is allowed.</text:span></text:span><text:span text:style-name="Teletype"><text:line-break/><text:line-break/></text:span><text:span text:style-name="Teletype"><text:span text:style-name="Strong_20_Emphasis"><text:span text:style-name="T1">Overload</text:span></text:span></text:span><text:span text:style-name="Teletype"><text:span text:style-name="T4"> </text:span></text:span><text:span text:style-name="Teletype"><text:span text:style-name="T3">is not necessary in member procedure declarations, as they are always implicitly overloaded.</text:span></text:span><text:span text:style-name="Teletype"><text:line-break/><text:line-break/></text:span><text:span text:style-name="Teletype"><text:span text:style-name="T3">When calling an overloaded procedure, the compiler determines the most appropriate definition to use among a set of compatible candidates, by comparing the argument types used to call the procedure with the parameter types specified in the definitions. If no match or an ambiguous match is found, the compiler generates an error at compile time.</text:span></text:span><text:span text:style-name="Teletype"> </text:span></text:p>
      <text:p text:style-name="Standard"><text:span text:style-name="Teletype"><text:span text:style-name="T7">E</text:span></text:span><text:span text:style-name="Teletype">xternal_identifier</text:span></text:p>
      <text:p text:style-name="Standard"><text:span text:style-name="Teletype"><text:span text:style-name="T7">P</text:span></text:span><text:span text:style-name="Teletype">arameter_list <text:s/></text:span></text:p>
      <text:p text:style-name="Standard"><text:span text:style-name="Teletype"><text:span text:style-name="T3">A subroutine can also specify how parameters are passed, either as "</text:span></text:span><text:a xlink:type="simple" xlink:href="https://www.freebasic.net/wiki/wikka.php?wakka=KeyPgByref" text:style-name="Internet_20_link" text:visited-style-name="Visited_20_Internet_20_Link"><text:span text:style-name="Teletype"><text:span text:style-name="T5">Byref</text:span></text:span></text:a><text:span text:style-name="Teletype"><text:span text:style-name="T3">" or "</text:span></text:span><text:a xlink:type="simple" xlink:href="https://www.freebasic.net/wiki/wikka.php?wakka=KeyPgByval" text:style-name="Internet_20_link" text:visited-style-name="Visited_20_Internet_20_Link"><text:span text:style-name="Teletype"><text:span text:style-name="T5">Byval</text:span></text:span></text:a><text:span text:style-name="Teletype"><text:span text:style-name="T3">", as shown in the syntax definition. If a parameter is "</text:span></text:span><text:a xlink:type="simple" xlink:href="https://www.freebasic.net/wiki/wikka.php?wakka=KeyPgByref" text:style-name="Internet_20_link" text:visited-style-name="Visited_20_Internet_20_Link"><text:span text:style-name="Teletype"><text:span text:style-name="T5">Byref</text:span></text:span></text:a><text:span text:style-name="Teletype"><text:span text:style-name="T3">", the parameter name literally becomes a reference to the original variable passed to the subroutine. Any changes made to that variable will be reflected outside of the subroutine. If a parameter is passed "</text:span></text:span><text:a xlink:type="simple" xlink:href="https://www.freebasic.net/wiki/wikka.php?wakka=KeyPgByval" text:style-name="Internet_20_link" text:visited-style-name="Visited_20_Internet_20_Link"><text:span text:style-name="Teletype"><text:span text:style-name="T5">Byval</text:span></text:span></text:a><text:span text:style-name="Teletype"><text:span text:style-name="T3">", however, the value of any passed variable is copied into a new variable, and any changes made to it will not affect the original.</text:span></text:span></text:p>
      <text:p text:style-name="Standard"><text:span text:style-name="Teletype"><text:span text:style-name="T3">parameters must also have a supplied type, in the form "</text:span></text:span><text:span text:style-name="Emphasis"><text:span text:style-name="T1">parameter</text:span></text:span><text:span text:style-name="Teletype"><text:span text:style-name="T1"> as </text:span></text:span><text:span text:style-name="Emphasis"><text:span text:style-name="T1">type</text:span></text:span><text:span text:style-name="Teletype"><text:span text:style-name="T3">". </text:span></text:span></text:p>
      <text:p text:style-name="Standard"><text:soft-page-break/><text:span text:style-name="Teletype"><text:span text:style-name="T3">Parameters are the arguments passed to any statement. For instance, if a user executes a statement as "</text:span></text:span><text:a xlink:type="simple" xlink:href="https://www.freebasic.net/wiki/wikka.php?wakka=KeyPgPrint" text:style-name="Internet_20_link" text:visited-style-name="Visited_20_Internet_20_Link"><text:span text:style-name="Teletype"><text:span text:style-name="T5">Print</text:span></text:span></text:a><text:span text:style-name="Teletype"><text:span text:style-name="T1"> 4</text:span></text:span><text:span text:style-name="Teletype"><text:span text:style-name="T3">", the value "4" is passed to the function "</text:span></text:span><text:a xlink:type="simple" xlink:href="https://www.freebasic.net/wiki/wikka.php?wakka=KeyPgPrint" text:style-name="Internet_20_link" text:visited-style-name="Visited_20_Internet_20_Link"><text:span text:style-name="Teletype"><text:span text:style-name="T5">Print</text:span></text:span></text:a><text:span text:style-name="Teletype"><text:span text:style-name="T3">". Parameters that need to be passed to a subroutine are supplied by one or more parameter arguments in the "</text:span></text:span><text:span text:style-name="Strong_20_Emphasis"><text:span text:style-name="T1">Sub</text:span></text:span><text:span text:style-name="Teletype"><text:span text:style-name="T3">" keyword. Creating a subroutine with "</text:span></text:span><text:span text:style-name="Strong_20_Emphasis"><text:span text:style-name="T1">Sub</text:span></text:span><text:span text:style-name="Teletype"><text:span text:style-name="T1"> mysub(foo, bar)...</text:span></text:span><text:span text:style-name="Strong_20_Emphasis"><text:span text:style-name="T1">End Sub</text:span></text:span><text:span text:style-name="Teletype"><text:span text:style-name="T3">", allows the code in between "</text:span></text:span><text:span text:style-name="Strong_20_Emphasis"><text:span text:style-name="T1">Sub</text:span></text:span><text:span text:style-name="Teletype"><text:span text:style-name="T3">" and "</text:span></text:span><text:span text:style-name="Strong_20_Emphasis"><text:span text:style-name="T1">End Sub</text:span></text:span><text:span text:style-name="Teletype"><text:span text:style-name="T3">" to refer to the first passed argument as "foo" and the second passed argument as "bar". If a parameter is given a default value, that parameter is optional.</text:span></text:span></text:p>
      <text:p text:style-name="Standard"><text:span text:style-name="Teletype"><text:span text:style-name="T7">[</text:span></text:span><text:span text:style-name="Teletype">ByRef|ByVal] identifier [As type] [= default_value]</text:span></text:p>
      <text:p text:style-name="Standard"><text:span text:style-name="Teletype"><text:tab/><text:tab/></text:span></text:p>
      <text:p text:style-name="Standard"><text:span text:style-name="Teletype"><text:span text:style-name="T7">R</text:span></text:span><text:span text:style-name="Teletype">eturn_type: </text:span><text:span text:style-name="Teletype"><text:span text:style-name="T7">(functions)</text:span></text:span></text:p>
      <text:p text:style-name="Standard"><text:span text:style-name="Teletype"><text:span text:style-name="Strong_20_Emphasis"><text:span text:style-name="T2">Return</text:span></text:span></text:span><text:span text:style-name="Teletype"><text:span text:style-name="T3"> is used to return from a procedure .<text:line-break/></text:span></text:span><text:span text:style-name="Teletype"><text:span text:style-name="Strong_20_Emphasis"><text:span text:style-name="T2">Return</text:span></text:span></text:span><text:span text:style-name="Teletype"><text:span text:style-name="T3"> (from procedure) is used inside a procedure to exit the procedure possibly with a return value:</text:span></text:span></text:p>
      <text:list xml:id="list3692843979" text:style-name="L2">
        <text:list-item>
          <text:p text:style-name="P2"><text:span text:style-name="T3">A </text:span><text:a xlink:type="simple" xlink:href="https://www.freebasic.net/wiki/wikka.php?wakka=KeyPgSub" text:style-name="Internet_20_link" text:visited-style-name="Visited_20_Internet_20_Link"><text:span text:style-name="Teletype"><text:span text:style-name="T6">Sub</text:span></text:span></text:a><text:span text:style-name="T3"> cannot specify a return return value. </text:span><text:span text:style-name="Teletype"><text:span text:style-name="Strong_20_Emphasis"><text:span text:style-name="T2">Return</text:span></text:span></text:span><text:span text:style-name="T3"> is roughly equivalent to the </text:span><text:a xlink:type="simple" xlink:href="https://www.freebasic.net/wiki/wikka.php?wakka=KeyPgExit" text:style-name="Internet_20_link" text:visited-style-name="Visited_20_Internet_20_Link"><text:span text:style-name="Teletype"><text:span text:style-name="T6">Exit</text:span></text:span></text:a><text:span text:style-name="Teletype"><text:span text:style-name="T2"> Sub</text:span></text:span><text:span text:style-name="T3"> idiom.</text:span></text:p>
        </text:list-item>
        <text:list-item>
          <text:p text:style-name="P2"><text:span text:style-name="T3">In a </text:span><text:a xlink:type="simple" xlink:href="https://www.freebasic.net/wiki/wikka.php?wakka=KeyPgFunction" text:style-name="Internet_20_link" text:visited-style-name="Visited_20_Internet_20_Link"><text:span text:style-name="Teletype"><text:span text:style-name="T6">Function</text:span></text:span></text:a><text:span text:style-name="T3">, </text:span><text:span text:style-name="Teletype"><text:span text:style-name="Strong_20_Emphasis"><text:span text:style-name="T2">Return</text:span></text:span></text:span><text:span text:style-name="T3"> must specify its return value. </text:span><text:span text:style-name="Teletype"><text:span text:style-name="Strong_20_Emphasis"><text:span text:style-name="T2">Return</text:span></text:span></text:span><text:span text:style-name="Teletype"><text:span text:style-name="T2"> </text:span></text:span><text:span text:style-name="Teletype"><text:span text:style-name="Emphasis"><text:span text:style-name="T2">expression</text:span></text:span></text:span><text:span text:style-name="T3"> is roughly equivalent to the </text:span><text:span text:style-name="Teletype"><text:span text:style-name="T2">Function = </text:span></text:span><text:span text:style-name="Teletype"><text:span text:style-name="Emphasis"><text:span text:style-name="T2">expression</text:span></text:span></text:span><text:span text:style-name="Teletype"><text:span text:style-name="T2"> : </text:span></text:span><text:a xlink:type="simple" xlink:href="https://www.freebasic.net/wiki/wikka.php?wakka=KeyPgExit" text:style-name="Internet_20_link" text:visited-style-name="Visited_20_Internet_20_Link"><text:span text:style-name="Teletype"><text:span text:style-name="T6">Exit</text:span></text:span></text:a><text:span text:style-name="Teletype"><text:span text:style-name="T2"> Function</text:span></text:span><text:span text:style-name="T3"> idiom.</text:span></text:p>
        </text:list-item>
      </text:list>
      <text:p text:style-name="Standard"/>
      <text:p text:style-name="Standard"><text:line-break/></text:p>
      <text:p text:style-name="Standard"><text:span text:style-name="Teletype">Static and Export</text:span></text:p>
      <text:p text:style-name="Standard"><text:span text:style-name="Teletype"><text:span text:style-name="T3">The </text:span></text:span><text:a xlink:type="simple" xlink:href="https://www.freebasic.net/wiki/wikka.php?wakka=KeyPgStatic" text:style-name="Internet_20_link" text:visited-style-name="Visited_20_Internet_20_Link"><text:span text:style-name="Teletype"><text:span text:style-name="T5">Static</text:span></text:span></text:a><text:span text:style-name="Teletype"><text:span text:style-name="T4"> </text:span></text:span><text:span text:style-name="Teletype"><text:span text:style-name="T3">specifier indicates that the values of all local variables defined in the sub should be preserved between calls. To specify individual local variables as static see the </text:span></text:span><text:a xlink:type="simple" xlink:href="https://www.freebasic.net/wiki/wikka.php?wakka=KeyPgStatic" text:style-name="Internet_20_link" text:visited-style-name="Visited_20_Internet_20_Link"><text:span text:style-name="Teletype"><text:span text:style-name="T5">Static</text:span></text:span></text:a><text:span text:style-name="Teletype"><text:span text:style-name="T4"> </text:span></text:span><text:span text:style-name="Teletype"><text:span text:style-name="T3">keyword.</text:span></text:span></text:p>
      <text:p text:style-name="Standard"><text:span text:style-name="Teletype"><text:span text:style-name="T7">S</text:span></text:span><text:span text:style-name="Teletype">tatements: </text:span></text:p>
      <text:p text:style-name="Standard"><text:span text:style-name="Teletype"><text:span text:style-name="T7">R</text:span></text:span><text:span text:style-name="Teletype">eturn_value: </text:span><text:span text:style-name="Teletype"><text:span text:style-name="T7">(functions)</text:span></text:span></text:p>
      <text:p text:style-name="Standard"><text:span text:style-name="Teletyp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Grande" svg:font-family="'Lucida Grande', 'Lucida Sans Unicode', 'DejaVu Sans', Verdana, sans-serif"/>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5.2$Windows_X86_64 LibreOffice_project/a726b36747cf2001e06b58ad5db1aa3a9a1872d6</meta:generator>
    <dc:date>2020-08-16T21:33:52.850000000</dc:date>
    <meta:editing-duration>PT6M51S</meta:editing-duration>
    <meta:editing-cycles>2</meta:editing-cycles>
    <meta:document-statistic meta:table-count="0" meta:image-count="0" meta:object-count="0" meta:page-count="3" meta:paragraph-count="33" meta:word-count="1128" meta:character-count="6863" meta:non-whitespace-character-count="5748"/>
  </office:meta>
</office:document-meta>
</file>